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3717d" officeooo:paragraph-rsid="0003717d" style:font-size-asian="12.25pt" style:font-weight-asian="bold" style:font-size-complex="14pt" style:font-weight-complex="bold"/>
    </style:style>
    <style:style style:name="P2" style:family="paragraph" style:parent-style-name="Standard">
      <style:text-properties fo:font-size="14pt" style:text-underline-style="none" fo:font-weight="normal" officeooo:rsid="0003ebce" officeooo:paragraph-rsid="0003ebce" style:font-size-asian="12.25pt" style:font-weight-asian="normal" style:font-size-complex="14pt" style:font-weight-complex="normal"/>
    </style:style>
    <style:style style:name="P3" style:family="paragraph" style:parent-style-name="Standard">
      <style:text-properties fo:font-size="14pt" style:text-underline-style="none" fo:font-weight="normal" officeooo:rsid="000d4bb0" officeooo:paragraph-rsid="000d4bb0" style:font-size-asian="12.25pt" style:font-weight-asian="normal" style:font-size-complex="14pt" style:font-weight-complex="normal"/>
    </style:style>
    <style:style style:name="P4" style:family="paragraph" style:parent-style-name="Standard">
      <style:text-properties fo:font-size="14pt" style:text-underline-style="none" fo:font-weight="normal" officeooo:rsid="00109114" officeooo:paragraph-rsid="00109114"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11d8ee" officeooo:paragraph-rsid="0011d8ee"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16aee0" officeooo:paragraph-rsid="0016aee0"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1ec3e0" officeooo:paragraph-rsid="001dff8c"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ec3e0" officeooo:paragraph-rsid="001ec3e0"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fdce0" officeooo:paragraph-rsid="001fdce0" style:font-size-asian="12.25pt" style:font-weight-asian="normal" style:font-size-complex="14pt" style:font-weight-complex="normal"/>
    </style:style>
    <style:style style:name="P10" style:family="paragraph" style:parent-style-name="Standard">
      <style:text-properties fo:font-size="14pt" style:text-underline-style="none" fo:font-weight="bold" officeooo:rsid="001e2b35" officeooo:paragraph-rsid="001e2b35"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217979" officeooo:paragraph-rsid="00217979" style:font-size-asian="12.25pt" style:font-weight-asian="bold" style:font-size-complex="14pt" style:font-weight-complex="bold"/>
    </style:style>
    <style:style style:name="P12" style:family="paragraph" style:parent-style-name="Standard">
      <style:text-properties fo:font-size="14pt" style:text-underline-style="none" fo:font-weight="bold" officeooo:rsid="002c1f42" officeooo:paragraph-rsid="002c1f42" style:font-size-asian="12.25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03717d" officeooo:paragraph-rsid="0003717d" style:font-size-asian="12.25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dff8c" officeooo:paragraph-rsid="001dff8c" style:font-size-asian="12.25pt" style:font-weight-asian="bold" style:font-size-complex="14pt" style:font-weight-complex="bold"/>
    </style:style>
    <style:style style:name="T1" style:family="text">
      <style:text-properties officeooo:rsid="00054e7f"/>
    </style:style>
    <style:style style:name="T2" style:family="text">
      <style:text-properties officeooo:rsid="000ff103"/>
    </style:style>
    <style:style style:name="T3" style:family="text">
      <style:text-properties officeooo:rsid="00128b59"/>
    </style:style>
    <style:style style:name="T4" style:family="text">
      <style:text-properties officeooo:rsid="0017639a"/>
    </style:style>
    <style:style style:name="T5" style:family="text">
      <style:text-properties fo:font-weight="normal" style:font-weight-asian="normal" style:font-weight-complex="normal"/>
    </style:style>
    <style:style style:name="T6" style:family="text">
      <style:text-properties fo:font-weight="normal" officeooo:rsid="0020d3f6" style:font-weight-asian="normal" style:font-weight-complex="normal"/>
    </style:style>
    <style:style style:name="T7" style:family="text">
      <style:text-properties fo:font-weight="normal" officeooo:rsid="0024a5da" style:font-weight-asian="normal" style:font-weight-complex="normal"/>
    </style:style>
    <style:style style:name="T8" style:family="text">
      <style:text-properties fo:font-weight="normal" officeooo:rsid="00255283" style:font-weight-asian="normal" style:font-weight-complex="normal"/>
    </style:style>
    <style:style style:name="T9" style:family="text">
      <style:text-properties fo:font-weight="normal" officeooo:rsid="00266913" style:font-weight-asian="normal" style:font-weight-complex="normal"/>
    </style:style>
    <style:style style:name="T10" style:family="text">
      <style:text-properties fo:font-weight="normal" officeooo:rsid="00281389" style:font-weight-asian="normal" style:font-weight-complex="normal"/>
    </style:style>
    <style:style style:name="T11" style:family="text">
      <style:text-properties fo:font-weight="normal" officeooo:rsid="002b14e6"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buf</text:p>
      <text:p text:style-name="P1"/>
      <text:p text:style-name="P6">(Official documentation: https://developers.google.com/protocol-buffers/)</text:p>
      <text:p text:style-name="P1"/>
      <text:p text:style-name="P2">The <text:span text:style-name="T1">format used for</text:span> messages sent between Un<text:span text:style-name="T1">ity and the Client is called „Protocol Buffers“, or „Protobuf“. With this library it‘s possible to define simple message types, which include basic data types like ints or strings, as well as complex types, which can include other protobuf message types or custom ones.</text:span></text:p>
      <text:p text:style-name="P3">On the client side the source code for the <text:span text:style-name="T2">message types is located in '/newAgentBrain/newAnn4Interface/protosrc' in the file MsgObject.proto. On Unity side the code is split into multiple files located in '/unityVR_4_2_0/Assets/Scripts', each file named after the message it defines. Of course, the defined message formats should be identical on client and Unity side, since both have write or read the messages.</text:span></text:p>
      <text:p text:style-name="P4">Basically, there exists a specific message for each sending and receiving function. The message object actually sent with each message is a 'MsgObject' type, which includes all other defined messages with an optional flag. This way, multiple types of data can be sent with just one message, for example an action execution state as well as images from both eyes of the agent.</text:p>
      <text:p text:style-name="P5">On Unity side, all protobuf message files are compiled and imported automatically, just by being in the directory they are in. <text:span text:style-name="T4">They are accessed through the namespace 'SimpleNetwork'.</text:span> On the client side, however, <text:span text:style-name="T3">the .proto file has to be compiled (see official protobuf documentation by Google) manually. So, if you need to implement new or change existing messages, compile the source file and name the compiled file 'MsgObject_pb2.py' and move it to '/newAgentBrain/newAnn4Interface' to replace the old one.</text:span></text:p>
      <text:p text:style-name="P5"/>
      <text:p text:style-name="P5"/>
      <text:p text:style-name="P14">Communication Architecture</text:p>
      <text:p text:style-name="P7"/>
      <text:p text:style-name="P8">For communication between the client and Unity, simple sockets are used. Basically, there is a socket for each agent to be controlled (socketAgent) as well as one for control of the environment (socketVR).</text:p>
      <text:p text:style-name="P9">Because of the constant stream of messages from Unity, the client needs to know when a message ends and a new one begins to parse correctly, each message (from Unity as well as the client) has its length encoded in its first 4 bytes. Those are read first, then the rest is read as one string and parsed to a protobuf message object.</text:p>
      <text:p text:style-name="P14"/>
      <text:p text:style-name="P10">Unity Side: <text:span text:style-name="T6">On Unity side, the SimpleNetwork API (SimpleNet.cs) manages the agent and environment sockets. While both kinds have receiving loops to constantly check for new messages from the client, only the agent sockets have a sending loop to constantly send back messages, which include all necessary data at the given time. So, agent sockets on Unity side are bidirectional, while the environment socket </text:span><text:span text:style-name="T7">is</text:span><text:span text:style-name="T6"> only receiving.</text:span></text:p>
      <text:p text:style-name="P10"><text:span text:style-name="T6"/></text:p>
      <text:p text:style-name="P11"><text:soft-page-break/>Client Side: <text:span text:style-name="T8">The annar4Interface object creates one agent socket and one environment socket upon instantiation. For additional agent sockets, more interface objects have to be created with the 'agentOnly' flag set to True. </text:span><text:span text:style-name="T9">When started, the interface object creates two further objects: a Sender (annarProtoSend) and a Receiver (annarProtoRecv). </text:span><text:span text:style-name="T10">Both create their own loop threads, the Receiver to constantly read out the incoming message stream from Unity and the Sender to check and send the queue of messages to send to Unity. The Receiver always receives on the agent socket, while the Sender sends environment and trial reset </text:span><text:span text:style-name="T11">commands</text:span><text:span text:style-name="T10"> to the environment socket and the rest to the agent socket.</text:span></text:p>
      <text:p text:style-name="P11"><text:span text:style-name="T10"/></text:p>
      <text:p text:style-name="P12"><text:span text:style-name="T10">F</text:span><text:span text:style-name="T5">or more details, have a look at 'communication_schema.pdf' as well as 'network_messages.pdf' in the '/doc' f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13:26:17.243000000</meta:creation-date>
    <dc:date>2018-02-28T14:45:52.434968828</dc:date>
    <meta:editing-duration>PT7H7M10S</meta:editing-duration>
    <meta:editing-cycles>30</meta:editing-cycles>
    <meta:generator>LibreOffice/5.1.6.2$Linux_X86_64 LibreOffice_project/10m0$Build-2</meta:generator>
    <dc:creator>Joseph Gussev</dc:creator>
    <meta:document-statistic meta:table-count="0" meta:image-count="0" meta:object-count="0" meta:page-count="2" meta:paragraph-count="12" meta:word-count="549" meta:character-count="3495" meta:non-whitespace-character-count="2958"/>
  </office:meta>
</office:document-meta>
</file>